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copedProxyTests.testGetFro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questScopedProxyTests.testGetInnerBeanFro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viderBean.ProviderBean( ObjectProvider &lt; CountingTestBean &gt;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copedProxyTests.testGetFromFactoryBeanI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ScopedProx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ScopedProxyTests.testGetAnonymousInnerBeanFro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questScopedProxyTests.testGetFromScopeThrough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ScopedProxyTests.scope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ScopedProxyTests.testDestructionAtRequest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